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onstest</text:p>
      <text:p text:style-name="P1"/>
      <text:p text:style-name="P4"><text:span text:style-name="T1">Vores integrationstest er lavet efter ”Big Bang” metoden. I denne fremgangsmåde er alle udviklede moduler koblet sammen til dannelse af et komplet softwaresystem og derefter anvendt t</text:span><text:bookmark text:name="il_fi"/><text:span text:style-name="T1">il</text:span> <text:span text:style-name="T1"><text:s/>integrationstest.</text:span></text:p>
      <text:p text:style-name="P3"/>
      <text:p text:style-name="P3">”Big Bang” metoden er meget effektiv til at spare tid i integrations testprocessen, hvis testen ikke failer. I tilfælde af at testen failer vil hele integrations processen være mere kompliceret og måske vil integrationstesten være mere tidskrævende end forventet. Der anbefales derfor at man enten bruger ”Top-Down” eller ”Buttom-Up” når man laver integrationstest. </text:p>
      <text:p text:style-name="P3"/>
      <text:p text:style-name="P3">Grunden til at vi valgte ”Big Bang” er at vi var under tidspres og tog chancen (gamblede). Det har kostet os mange ekstra timer, fordi programmet fejlede.</text:p>
      <text:p text:style-name="P3"/>
      <text:p text:style-name="P3">For at finde fejlen begyndte vi med at integrationsteste med ”Buttom-Up” metoden, det resulterede i at vi fandt fejlen og stoppede integrationstesten straks.</text:p>
      <text:p text:style-name="P3"/>
      <text:p text:style-name="P3">Derefter kørte vi endnu en ”Big Bang” integrationstest som var vellykket.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1T00:41:22.47</meta:creation-date>
    <dc:date>2012-06-01T01:13:32.78</dc:date>
    <meta:editing-duration>PT59S</meta:editing-duration>
    <meta:editing-cycles>1</meta:editing-cycles>
    <meta:generator>LibreOffice/3.4$Win32 LibreOffice_project/340m1$Build-502</meta:generator>
    <meta:document-statistic meta:table-count="0" meta:image-count="0" meta:object-count="0" meta:page-count="1" meta:paragraph-count="6" meta:word-count="143" meta:character-count="972" meta:non-whitespace-character-count="831"/>
  </office:meta>
</office:document-meta>
</file>